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0 8788h5273M5273 8788v5273M5273 14061h3515M8788 14061v-5273M8788 8788h5273M14061 8788v-3515M14061 5273h-5273M8788 5273v-5273M8788 0h-3515M5273 0v5273M5273 5273h-5273M0 5273v351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